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3490000159B9EFC546E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</style:style>
    <style:style style:name="P2" style:family="paragraph" style:parent-style-name="Standard">
      <style:paragraph-properties fo:margin-top="0cm" fo:margin-bottom="0.353cm" fo:line-height="115%"/>
      <style:text-properties fo:font-size="11pt" fo:language="zxx" fo:country="none" style:font-size-asian="11pt" style:font-size-complex="11pt"/>
    </style:style>
    <style:style style:name="P3" style:family="paragraph" style:parent-style-name="Standard">
      <style:paragraph-properties fo:margin-top="0cm" fo:margin-bottom="0.353cm" fo:line-height="115%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.353cm" fo:line-height="115%"/>
      <style:text-properties fo:font-size="11pt" fo:language="zxx" fo:country="none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paragraph-properties fo:margin-top="0cm" fo:margin-bottom="0.353cm" fo:line-height="115%"/>
      <style:text-properties fo:font-size="11pt" fo:language="zxx" fo:country="none" fo:font-weight="normal" style:font-size-asian="11pt" style:font-weight-asian="normal" style:font-size-complex="11pt" style:font-weight-complex="normal"/>
    </style:style>
    <style:style style:name="P6" style:family="paragraph" style:parent-style-name="Standard" style:master-page-name="Standard">
      <style:paragraph-properties fo:margin-top="0cm" fo:margin-bottom="0.353cm" fo:line-height="115%" style:page-number="auto"/>
    </style:style>
    <style:style style:name="P7" style:family="paragraph" style:parent-style-name="Standard">
      <style:paragraph-properties fo:margin-top="0cm" fo:margin-bottom="0.353cm" fo:line-height="115%"/>
      <style:text-properties fo:font-size="11pt" fo:language="zxx" fo:country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.353cm" fo:line-height="115%"/>
      <style:text-properties fo:font-size="11pt" fo:language="zxx" fo:country="none" style:font-size-asian="11pt" style:font-size-complex="11pt"/>
    </style:style>
    <style:style style:name="T1" style:family="text"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T2" style:family="text">
      <style:text-properties fo:font-size="11pt" fo:language="zxx" fo:country="none" style:font-size-asian="11pt" style:font-size-complex="11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edium</text:span><text:span text:style-name="T2">: Das auf dem übertragen wird.(Erdgebunden / "Äther")<text:line-break/></text:span><text:span text:style-name="T1">Kodierung</text:span><text:span text:style-name="T2">: Umwandlung in andere Darstellung der Information.<text:line-break/></text:span><text:span text:style-name="T1">Physikalische Schnittstelle</text:span><text:span text:style-name="T2">: Übergang von Analogem ins Digitale.<text:line-break/></text:span></text:p>
      <text:p text:style-name="P2">Abtastung: 0 =/= 0v u. 1 =/= 1v, Signal ist fehlerhaft -&gt; z.B. 0 == -0.5 - 0.5v u. 1 == 4.5 - 5.5v<text:line-break/>Takt: Wann hin-/weghören, weil undefinierte bereiche (im Bsp. zwischen 0-5v) gibt<text:line-break/><text:line-break/>Bandbreite: Reichweite der gut übertragbaren Frequenzen.<text:line-break/><text:line-break/>Modem: Modulator und Demodulator</text:p>
      <text:p text:style-name="P2">Modulator: Wandelt binär in analog<text:line-break/>Demodulator: Wandelt analog in binär</text:p>
      <text:p text:style-name="P2">Synchrone Übertragung: Beide Seiten synchronisiert durch Syn-Leitung Bsp. SOH-Kopf-Text-ETB-BCC (Start Of Header, End Of Block, Block Check Character)<text:line-break/>Asynchrone Übertragung: Seiten nicht synchronisiert -&gt; müssen sich vor Beginn der Übertragung synchronisieren; Bsp. ISDN (Startbit - 8 Bits - Endbit)</text:p>
      <text:p text:style-name="P1"><text:span text:style-name="T1">Fehlerbehandlung</text:span><text:span text:style-name="T2">: <text:s/>Fehlererkennung -&gt; Behandlung erkannter Fehler<text:line-break/>Bitkipper; Paketverlust; Paketvertausch; Paketduplizierung; Entstehung von Paketen;<text:line-break/></text:span></text:p>
      <text:p text:style-name="P2">Bitkipper:<text:line-break/>Parität:<text:line-break/><text:tab/>1 vorne anhängen bei gerader Anzahl von 1en <text:line-break/><text:tab/>-&gt; Leicht implementierbar; nur ungradzahlige Anzahl Bitkipper erkennbar</text:p>
      <text:p text:style-name="P2">Prüfsummenbildung:<text:line-break/><text:tab/>Mithilfe Mathematischer Funktion Prüfsumme gebildet, so dass Empfänger über <text:tab/>alles zusammen mit Prüfsummenergebnis Preüfsumme bilden kann und 0 heraus <text:tab/>kommt. (Folie) (Checksums - CRC)<text:line-break/></text:p>
      <text:p text:style-name="P2">Paketverlust:</text:p>
      <text:p text:style-name="P2">Nach jedem Paket Erhaltsbestätigung.<text:line-break/>Paket kann aber auch garnicht erst ankommen -&gt; Timeout Mechanismus (Nach bestimmter Zeit ohne Bestätigung Nachsendung): Problem ist Doppelsendung bei langer Übertragungsdauer</text:p>
      <text:p text:style-name="P2">Paket wird von Netzwerk generiert und hat erwartete Paketnummer -&gt; Bestätigung, wird trotzdem gesendet, wenn eigentliches Paket in der Zwischenzeit losgeschickt -&gt; Problem</text:p>
      <text:p text:style-name="P3">Richtung:</text:p>
      <text:p text:style-name="P2"><text:soft-page-break/>Simplex: nur eine Richtung (Ein Kabel z.B.)</text:p>
      <text:p text:style-name="P2">Duplex: Beide Richtungen</text:p>
      <text:p text:style-name="P2">Halbduplex: entweder Einer oder der Andere sendet</text:p>
      <text:p text:style-name="P2">Unicast: Ein Empfänger</text:p>
      <text:p text:style-name="P2">Multicast: Bekannte Liste von Empfängern</text:p>
      <text:p text:style-name="P2">Broadcast: Alle mögliche Empfänger (auch unbekannt)</text:p>
      <text:p text:style-name="P4">Reinformen:</text:p>
      <text:p text:style-name="P2">Sterntopologie: Mittelpunkt Rechner und außen Rechner, welche mit dem Mittelpunkt verbunden sind ISDN ATM Telefonnetz</text:p>
      <text:p text:style-name="P2">Bustopologie: Alle an einer Leitung Token-Bus Ethernet ISDN</text:p>
      <text:p text:style-name="P2">Ringtopologie: Alle an einer Geschlossenen Leitung TokenRing FDDI<text:line-break/></text:p>
      <text:p text:style-name="P3">Flusskontrolle: </text:p>
      <text:p text:style-name="P2">XonXoff-Methode: Xoff als beenden Xon als weiter</text:p>
      <text:p text:style-name="P2">Kredit-Verfahren: Punkte pro Pufferplatz im RAM, werden dem Sender geschickt, der verbraucht Punkte pro geschicktes Paket und bekommt, wenn Platz frei wird.</text:p>
      <text:p text:style-name="P2">Sliding Window: Fensterlänge = unterschied zwischen letzer bestätigter Paketnummer und letztem gesendetem.s</text:p>
      <text:p text:style-name="P2">Leitungsvermittlung: Eine Leitung wird festgelegt</text:p>
      <text:p text:style-name="P2">Speichervermittlung: Daten von einer Vermittlungsstelle zur nächsten</text:p>
      <text:p text:style-name="P2">Paketvermittlung: Unabhängige Pakete werden vermittelt</text:p>
      <text:p text:style-name="P2"><draw:frame draw:style-name="fr1" draw:name="Grafik1" text:anchor-type="paragraph" svg:width="15.24cm" svg:height="4.893cm" draw:z-index="0"><draw:image xlink:href="Pictures/20000007000043490000159B9EFC546E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Multiplexing<text:span text:style-name="T3">:</text:span></text:p>
      <text:p text:style-name="P5">Entscheidung, wer Ressourcen bekommt. Mehrere über eine Leitung.</text:p>
      <text:p text:style-name="P5">Mit Zeit, Verschiedenen Frequenzen, Raummultiplexing -&gt; alles stellt sich an</text:p>
      <text:p text:style-name="P5">STDM: Synchronous Time Division Multiplexing<text:line-break/>FDM: Frequency Division Multiplexing<text:line-break/>Statistisches Multiplexing ^= Raummultiplexing (Datenpakete zu unterschiedlichen Zeiten)</text:p>
      <text:p text:style-name="P3">Splitting:<text:span text:style-name="T3"> </text:span></text:p>
      <text:p text:style-name="P5">Einer über mehrere Leitungen.</text:p>
      <text:p text:style-name="P3">Segmenting:</text:p>
      <text:p text:style-name="P5">Langes Paket in viele kleine aufteilen.</text:p>
      <text:p text:style-name="P5"/>
      <text:p text:style-name="P3"/>
      <text:p text:style-name="P3">Protokoll<text:span text:style-name="T3"><text:line-break/>Menge von Regeln der Kommunikation</text:span></text:p>
      <text:p text:style-name="P3">Dienst<text:span text:style-name="T3">:<text:line-break/>Was das protokoll macht / für was es gebraucht wi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de" fo:country="DE" style:letter-kerning="true" style:font-name-asian="Calibri" style:font-size-asian="12pt" style:language-asian="de" style:country-asian="DE" style:font-name-complex="Calibri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14:14:23.68</dc:date>
    <meta:generator>OpenOffice.org/3.4.1$Win32 OpenOffice.org_project/341m1$Build-9593</meta:generator>
    <meta:editing-duration>PT7H2M44S</meta:editing-duration>
    <meta:editing-cycles>7</meta:editing-cycles>
    <meta:document-statistic meta:table-count="0" meta:image-count="1" meta:object-count="0" meta:page-count="3" meta:paragraph-count="38" meta:word-count="410" meta:character-count="3222"/>
  </office:meta>
</office:document-meta>
</file>